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2" svg:font-family="Arial, 'Arial EmbeddedFont', 'Arial MSFontService',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break-before="page"/>
      <style:text-properties officeooo:rsid="0021db98" officeooo:paragraph-rsid="0021db98"/>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ba2d6"/>
    </style:style>
    <style:style style:name="P5" style:family="paragraph" style:parent-style-name="Standard">
      <style:paragraph-properties fo:text-align="center" style:justify-single-word="false"/>
      <style:text-properties officeooo:rsid="001d9d07" officeooo:paragraph-rsid="001d9d07"/>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Heading_20_1">
      <style:paragraph-properties fo:break-before="page"/>
    </style:style>
    <style:style style:name="P11" style:family="paragraph" style:parent-style-name="Heading_20_2">
      <style:text-properties officeooo:paragraph-rsid="003f1dc2"/>
    </style:style>
    <style:style style:name="P12" style:family="paragraph" style:parent-style-name="Text_20_body">
      <style:text-properties fo:background-color="#ffff00"/>
    </style:style>
    <style:style style:name="P13" style:family="paragraph" style:parent-style-name="Text_20_body">
      <style:text-properties officeooo:rsid="003e70ca" officeooo:paragraph-rsid="003e70ca"/>
    </style:style>
    <style:style style:name="P14" style:family="paragraph" style:parent-style-name="Text_20_body" style:list-style-name="L1">
      <style:text-properties officeooo:rsid="003e70ca" officeooo:paragraph-rsid="003e70ca"/>
    </style:style>
    <style:style style:name="P15" style:family="paragraph" style:parent-style-name="Text_20_body" style:list-style-name="L1">
      <style:text-properties officeooo:paragraph-rsid="003e70ca"/>
    </style:style>
    <style:style style:name="P16" style:family="paragraph" style:parent-style-name="Text_20_body">
      <style:text-properties officeooo:paragraph-rsid="003f1dc2"/>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officeooo:paragraph-rsid="004056b0"/>
    </style:style>
    <style:style style:name="P19" style:family="paragraph" style:parent-style-name="Text_20_body" style:list-style-name="L2"/>
    <style:style style:name="P20" style:family="paragraph" style:parent-style-name="Text_20_body">
      <style:text-properties officeooo:paragraph-rsid="00432892"/>
    </style:style>
    <style:style style:name="P21" style:family="paragraph" style:parent-style-name="Text_20_body">
      <style:text-properties officeooo:rsid="0045da3b" officeooo:paragraph-rsid="0045da3b" fo:background-color="transparent"/>
    </style:style>
    <style:style style:name="P22" style:family="paragraph" style:parent-style-name="Text_20_body">
      <style:text-properties officeooo:paragraph-rsid="0045da3b"/>
    </style:style>
    <style:style style:name="P23" style:family="paragraph" style:parent-style-name="Text_20_body" style:list-style-name="L3"/>
    <style:style style:name="P24" style:family="paragraph" style:parent-style-name="Text_20_body" style:list-style-name="L3">
      <style:text-properties officeooo:paragraph-rsid="00469f96"/>
    </style:style>
    <style:style style:name="P25" style:family="paragraph" style:parent-style-name="Text_20_body">
      <style:text-properties officeooo:paragraph-rsid="00469f96"/>
    </style:style>
    <style:style style:name="P26" style:family="paragraph" style:parent-style-name="Text_20_body">
      <style:text-properties officeooo:rsid="00480fdb" officeooo:paragraph-rsid="00480fdb"/>
    </style:style>
    <style:style style:name="P27" style:family="paragraph" style:parent-style-name="Text_20_body" style:list-style-name="L1">
      <style:paragraph-properties fo:margin-left="0cm" fo:margin-right="0cm" fo:text-indent="0cm" style:auto-text-indent="false"/>
      <style:text-properties officeooo:paragraph-rsid="003e70ca"/>
    </style:style>
    <style:style style:name="P28"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background-color="#ffff00" loext:char-shading-value="0" style:font-style-asian="normal" style:font-style-complex="normal"/>
    </style:style>
    <style:style style:name="T6" style:family="text">
      <style:text-properties fo:language="pt" fo:country="BR" fo:font-style="normal" fo:background-color="#ffff00" loext:char-shading-value="0" style:font-style-asian="normal" style:font-style-complex="normal" loext:padding="0cm" loext:border="none"/>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officeooo:rsid="0045da3b" fo:background-color="#ffff00" loext:char-shading-value="0"/>
    </style:style>
    <style:style style:name="T10" style:family="text">
      <style:text-properties officeooo:rsid="003e70ca"/>
    </style:style>
    <style:style style:name="T11" style:family="text">
      <style:text-properties style:font-name="Arial"/>
    </style:style>
    <style:style style:name="T12" style:family="text">
      <style:text-properties style:font-name="Arial" officeooo:rsid="003f1dc2"/>
    </style:style>
    <style:style style:name="T13" style:family="text">
      <style:text-properties style:font-name="Arial" fo:font-weight="bold" officeooo:rsid="003f1dc2" style:font-weight-asian="bold" style:font-weight-complex="bold"/>
    </style:style>
    <style:style style:name="T14" style:family="text">
      <style:text-properties style:font-name="Arial" officeooo:rsid="004056b0"/>
    </style:style>
    <style:style style:name="T15" style:family="text">
      <style:text-properties style:font-name="Arial" officeooo:rsid="0045c04b"/>
    </style:style>
    <style:style style:name="T16" style:family="text">
      <style:text-properties style:font-name="Arial" officeooo:rsid="0045da3b" fo:background-color="#ffff00" loext:char-shading-value="0"/>
    </style:style>
    <style:style style:name="T17" style:family="text">
      <style:text-properties officeooo:rsid="003f1dc2"/>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background-color="transparent" loext:char-shading-value="0"/>
    </style:style>
    <style:style style:name="T21" style:family="text">
      <style:text-properties officeooo:rsid="0045c04b"/>
    </style:style>
    <style:style style:name="T22" style:family="text">
      <style:text-properties officeooo:rsid="00480f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ITUTO FEDERAL DE EDUCAÇÃO, CIÊNCIA E TECNOLOGIA DO ESPÍRITO SANTO – CAMPUS COLATINA </text:p>
      <text:p text:style-name="P3">CURSO SUPERIOR DE SISTEMAS DE INFORMAÇÃO </text:p>
      <text:p text:style-name="Standard"/>
      <text:p text:style-name="Standard"/>
      <text:p text:style-name="P7">KASSIO PEREIRA SCHAIDER</text:p>
      <text:p text:style-name="P7">RAFAEL DOS SANTOS GOMES</text:p>
      <text:p text:style-name="P6"/>
      <text:p text:style-name="P6"/>
      <text:p text:style-name="P6"/>
      <text:p text:style-name="P7">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OLATINA </text:p>
      <text:p text:style-name="P3">2020</text:p>
      <text:p text:style-name="P3"><text:soft-page-break/>INSTITUTO FEDERAL DE EDUCAÇÃO, CIÊNCIA E TECNOLOGIA DO ESPÍRITO SANTO – CAMPUS COLATINA </text:p>
      <text:p text:style-name="P3">CURSO SUPERIOR DE SISTEMAS DE INFORMAÇÃO </text:p>
      <text:p text:style-name="Standard"/>
      <text:p text:style-name="Standard"/>
      <text:p text:style-name="P7">KASSIO PEREIRA SCHAIDER</text:p>
      <text:p text:style-name="P7">RAFAEL DOS SANTOS GOMES</text:p>
      <text:p text:style-name="P6"/>
      <text:p text:style-name="P6"/>
      <text:p text:style-name="P6"/>
      <text:p text:style-name="P7">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4"/>
      <text:p text:style-name="P4"/>
      <text:p text:style-name="P4"/>
      <text:p text:style-name="P4"/>
      <text:p text:style-name="Standard"/>
      <text:p text:style-name="Standard"/>
      <text:p text:style-name="Standard"/>
      <text:p text:style-name="Standard"/>
      <text:p text:style-name="P5">COLATINA</text:p>
      <text:p text:style-name="P5">2020</text:p>
      <text:p text:style-name="P2">SUMÁRIO</text:p>
      <text:h text:style-name="P10" text:outline-level="1">Introdução</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1CTxmG6mL"/><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1CTxmG6mL"/>.</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0"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uENEO1bvhU"/><text:span text:style-name="T4">(DORNBUSCH; FISCHER; STARTZ, 2013).</text:span><text:reference-mark-end text:name="ZOTERO_ITEM CSL_CITATION {&quot;citationID&quot;:&quot;DaUxKt3p&quot;,&quot;properties&quot;:{&quot;formattedCitation&quot;:&quot;(DORNBUSCH; FISCHER; STARTZ, 2013)&quot;,&quot;plainCitation&quot;:&quot;(DORNBUSCH; FISCHER; STARTZ, 2013)&quot;,&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uENEO1bvhU"/></text:p>
      <text:p text:style-name="Text_20_body"><text:soft-page-break/><text:span text:style-name="T4">Sendo assim, um cenário construído com apenas duas variáveis já se torna complexo o suficiente para a compreensão de sua totalidade por parte do aluno. Nesse ponto o modelo de texto expositivo-explicativo possui uma limitação.</text:span></text:p>
      <text:p text:style-name="Text_20_body"><text:span text:style-name="T4">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6">(Schlicht, 1985).</text:span></text:p>
      <text:p text:style-name="Text_20_body">Entre outras utilizações, Ceteris Paribus é apenas um dos exemplos que apontam que a economia se distanciou da aplicação prática, tornando-se mais próximo de um instrumento de estudo dela mesma. <text:span text:style-name="T8">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8">(Seret ta, 1997)</text:span>. </text:p>
      <text:p text:style-name="P12">Butterfly Economics (preciso ler ele) (1999) </text:p>
      <text:p text:style-name="Text_20_body"><text:span text:style-name="T8">A economia possui todos os requisitos que a caracterizam como um sistema complexo....</text:span> </text:p>
      <text:p text:style-name="Text_20_body">O pensamento complexo observa o sistema como um todo indissociável, onde <text:span text:style-name="T3">“o todo pertence as partes e as partes pertencem ao todo”</text:span>. A proposta complexa é uma abordagem multidisciplinar e multirreferenciada para a construção do conhecimento, pois aborda fenômenos de totalidade orgânica, onde há caos, incerteza e ambiguidade. <text:span text:style-name="T8">(Morin, 1991) </text:span></text:p>
      <text:p text:style-name="Text_20_body">Dessa forma, a abordagem de aprendizado omitindo ou desconsiderando variáveis que podem influenciar a interação entre as que se deseja analisar relações, faz oposição a visão do todo e não trata a economia como um sistema complexo. </text:p>
      <text:p text:style-name="Text_20_body">Propostas para simplificar o estudo da economia para gestão pública e negócios tornam-se evidentes quando analisado o distanciamento que há entre a economia teórica e sua aplicabilidade. </text:p>
      <text:p text:style-name="Text_20_body"><text:soft-page-break/>Pelas disciplinas de gestão pública nas escolas de negócios estarem fortemente ligadas ao mundo real, é justificada a criação de metodologias de ensino-aprendizagem que propõe ao aluno a prática, vivenciando o risco de falhar nas decisões tomadas em um cenário proposto. Isso reforça o aprendizado teórico do aluno. </text:p>
      <text:p text:style-name="Text_20_body">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span text:style-name="T5">(Filho; Pessôa, 2000, p. 2)</text:span>. </text:p>
      <text:p text:style-name="P13">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 text:style-name="T8">Majer Y Duduchi (2015, p. 33),</text:span>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p>
      <text:p text:style-name="P13"><text:span text:style-name="T8">Majer Y Duduchi (2015, p. 33)</text:span> fazem uma análise da utilização de simuladores ao longo do tempo, dentre eles citam o trabalho de <text:span text:style-name="T8">Bernard (2006, apud Majer; Duduchi, 2015, p. 35)</text:span>, que diz ser o Top Management Decision Game da American Management Association o primeiro jogo de empresas. Sendo desenvolvido em 1956, tendo logo em seguida o lançamento de um segundo jogo, chamado de Business Management Game, criado pela empresa McKinsey &amp; Company. </text:p>
      <text:p text:style-name="P13">O interesse das corporações nos jogos de empresas cresceu, levando a criação de diversas organizações voltadas para o desenvolvimento deles em diversos países, tais como, segundo <text:span text:style-name="T8">Faria et al (2009, apud Majer; Duduchi, 2015, p. 35):</text:span></text:p>
      <text:list xml:id="list2192743059" text:style-name="L1">
        <text:list-item>
          <text:p text:style-name="P14">NASAGA (North American Simulation and Gaming Association), ISAGA (International Simulation and Gaming Association);</text:p>
        </text:list-item>
        <text:list-item>
          <text:p text:style-name="P14"><text:soft-page-break/>SAGSET (Society for the Advancement of Games and Simulations in Education and Training); </text:p>
        </text:list-item>
        <text:list-item>
          <text:p text:style-name="P14">ABSEL (Association for Business Simulation and Experiential Learning), JASAG (Japanese Association for Simulation and Gaming); </text:p>
        </text:list-item>
        <text:list-item>
          <text:p text:style-name="P14">SAGSAGA (Swiss, Austrian and German Simulation and Gaming); </text:p>
        </text:list-item>
        <text:list-item>
          <text:p text:style-name="P14">SAGANET (Simulation and Gaming Association); </text:p>
        </text:list-item>
        <text:list-item>
          <text:p text:style-name="P14">SSAGSg (Society of Simulation and Gaming of Singapore); </text:p>
        </text:list-item>
        <text:list-item>
          <text:p text:style-name="P14">ECGBL (European Conference of Games Based Learning); </text:p>
        </text:list-item>
        <text:list-item>
          <text:p text:style-name="P14">INDSAGA (Indian Simulation and Gaming Association); </text:p>
        </text:list-item>
        <text:list-item>
          <text:p text:style-name="P15"><text:span text:style-name="T10">ThaiSim (Thai Association for Simulation and Gaming). </text:span></text:p>
          <text:p text:style-name="P27"/>
        </text:list-item>
      </text:list>
      <text:h text:style-name="P11" text:outline-level="2"><text:span text:style-name="T17">Tema</text:span></text:h>
      <text:p text:style-name="P16">Simuladores no auxílio do processo de aprendizagem sobre políticas econômicas.</text:p>
      <text:p text:style-name="P16"/>
      <text:h text:style-name="Heading_20_2" text:outline-level="2">Problema social</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
      <text:h text:style-name="Heading_20_2" text:outline-level="2">Problema científico</text:h>
      <text:p text:style-name="Text_20_body">O tópico de <text:span text:style-name="T12">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13">c</text:span><text:span text:style-name="T19">omo podemos facilitar o processo de aprendizagem sobre políticas econômicas nas disciplinas de negócios?</text:span></text:p>
      <text:p text:style-name="P17"><text:soft-page-break/>A proposta poderá ser utilizada por alunos ou pessoas que queiram entender do assunto, facilitando seu aprendizado.</text:p>
      <text:p text:style-name="P17"/>
      <text:h text:style-name="Heading_20_2" text:outline-level="2">Hipótese</text:h>
      <text:p text:style-name="Text_20_body">O desenvolvimento de um simulador <text:span text:style-name="T12">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Variável independente</text:h>
      <text:p text:style-name="P18">O desenvolvimento de um simulador <text:span text:style-name="T12">de políticas econômicas.</text:span></text:p>
      <text:p text:style-name="P18"><text:span text:style-name="T12"/></text:p>
      <text:h text:style-name="Heading_20_2" text:outline-level="2"><text:span text:style-name="T12">V</text:span><text:span text:style-name="T11">ariável </text:span><text:span text:style-name="T14">dependente</text:span></text:h>
      <text:p text:style-name="Text_20_body"><text:span text:style-name="T14">Facilitação do processo de aprendizagem sobre políticas econômicas nas disciplinas de negócio.</text:span></text:p>
      <text:p text:style-name="Text_20_body"><text:span text:style-name="T14"/></text:p>
      <text:h text:style-name="Heading_20_2" text:outline-level="2"><text:span text:style-name="T14">O</text:span><text:span text:style-name="T11">bjetivo geral</text:span></text:h>
      <text:p text:style-name="Text_20_body"><text:span text:style-name="T11">Facilitar o processo de aprendizagem sobre políticas econômicas nas disciplinas de negócios.</text:span></text:p>
      <text:p text:style-name="Text_20_body"><text:span text:style-name="T11"/></text:p>
      <text:h text:style-name="Heading_20_3" text:outline-level="3">Objetivos específicos</text:h>
      <text:list xml:id="list3558143763" text:style-name="L2">
        <text:list-item>
          <text:p text:style-name="P19">Definir os conceitos a serem simulados;</text:p>
        </text:list-item>
        <text:list-item>
          <text:p text:style-name="P19">Implementar um simulador de políticas econômicas;</text:p>
        </text:list-item>
        <text:list-item>
          <text:p text:style-name="P19">Aplicar a solução em um grupo de alunos interessados;</text:p>
        </text:list-item>
        <text:list-item>
          <text:p text:style-name="P19">Analisar o impacto do simulador no processo de aprendizagem de políticas econômicas.</text:p>
          <text:p text:style-name="P28"/>
        </text:list-item>
      </text:list>
      <text:h text:style-name="Heading_20_2" text:outline-level="2">Justificativa e relevância</text:h>
      <text:p text:style-name="P20">Apesar de existirem alguns jogos relacionados a decisões econômicas e gestão pública, que permitem a criação de um cenário próprio controlado, estes estão ligados a aspectos específicos e com flexibilização limitada a poucas variáveis <text:span text:style-name="T8">(SAUAIA, 2010)</text:span><text:span text:style-name="T20">. A proposta desse trabalho é uma aplicativo de simulação com base em uma API totalmente customizável, facilitando sua aplicação em sala de aula, já </text:span><text:soft-page-break/><text:span text:style-name="T20">que o professor poderia propor desafios diferentes como exercícios para seus alunos. </text:span><text:span text:style-name="T8">Levy (1998)</text:span><text:span text:style-name="T20">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pelo professor. <text:span text:style-name="T8">Levy (1998, p. 75)</text:span>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Delimitação de estudo</text:h>
      <text:p text:style-name="Text_20_body">A pesquisa é delimitada as turmas do IFES Campus Colatina que possuem matérias relacionada <text:span text:style-name="T15">a políticas econômicas</text:span>, apesar do problema registrado inicialmente ser de âmbito nacional, a proposta caso aplicada, só corresponderá <text:span text:style-name="T21">aos alunos</text:span> <text:span text:style-name="T15">d</text:span>a instituição IFES Campus Colatina. </text:p>
      <text:p text:style-name="Text_20_body"><text:soft-page-break/></text:p>
      <text:h text:style-name="Heading_20_2" text:outline-level="2">Novidade científica</text:h>
      <text:p text:style-name="Text_20_body">Consiste na proposta de utilizar o conceito de Simuladores de cenários fictícios para se obter um melhor aproveito do aprendizado das disciplinas de negócios.</text:p>
      <text:h text:style-name="P10" text:outline-level="1">Referencial teórico</text:h>
      <text:p text:style-name="P22"><text:span text:style-name="T9">De acordo com as refras ABNT é necessário um texto aqui, entre </text:span><text:span text:style-name="T16">um</text:span><text:span text:style-name="T9"> título primário e outro.</text:span></text:p>
      <text:h text:style-name="Heading_20_2" text:outline-level="2">O Estudo nas Escolas de Negócios </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text:span text:style-name="T8"> (LIRA, 2011, p. 58).</text:span></text:p>
      <text:p text:style-name="P21">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 text:style-name="T7">(RODRIGUES, GOMES e CRAIG, 2003, p. 47)</text:span>: </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span text:style-name="T8">(RODRIGUES, GOMES e CRAIG, 2003, p. 47)</text:span>.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span text:style-name="T8">(RODRIGUES, GOMES e CRAIG, 2003, p. 47)</text:span>: </text:p>
      <text:list xml:id="list1185218506" text:style-name="L3">
        <text:list-item>
          <text:p text:style-name="P23">A Aritmética; </text:p>
        </text:list-item>
        <text:list-item>
          <text:p text:style-name="P23">Os Câmbios, Pesos e Medidas; </text:p>
        </text:list-item>
        <text:list-item>
          <text:p text:style-name="P23">Seguros; </text:p>
        </text:list-item>
        <text:list-item>
          <text:p text:style-name="P24">Método de escrever os Livros, ou partidas dobradas<text:note text:id="ftn1" text:note-class="footnote"><text:note-citation>2</text:note-citation><text:note-body><text:p text:style-name="Footnote">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span text:style-name="T8">(VIRTUOUS TECNOLOGIA DA INFORMAÇÃO, 2007-2019)</text:span>. </text:p></text:note-body></text:note>.</text:p>
        </text:list-item>
      </text:list>
      <text:p text:style-name="P25">As bases de estudo da contabilidade portuguesa se mantiveram desde a Aula do Comércio, tanto que as partidas dobradas se mantém como um fundamento importante na contabilidade até os dias atuais, segundo <text:span text:style-name="T8">LIRA (2011, p. 68)</text:span>:</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span text:style-name="T8">(RODRIGUES, GOMES e CRAIG, 2003, p. 53)</text:span>: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span text:style-name="T8">(INFOMONEY, 2019)</text:span>. </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span text:style-name="T8">(NEWS, U.S.;, 2019)</text:span>. </text:p>
      <text:p text:style-name="Text_20_body">Enquanto que no cenário nacional destaca-se a Fundação Dom Cabral, considerada pelo ranking de educação executiva do jornal britânico Financial Times a melhor escola de negócios da América Latina e a décima melhor do mundo <text:span text:style-name="T8">(EPOCA NEGÓCIOS, 2019)</text:span>.</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span text:style-name="T8">(FUNDAÇÃO DOM CABRAL, 2019)</text:spa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8">(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8">(CHANLAT, 2000; MINTZBERG, 2006; ALMEIDA, 2008).</text:span>” (<text:span text:style-name="T8">VASCONCELOS, SILVA JUNIOR e SILVA, 2013, p. 48)</text:span><text:span text:style-name="T20">.</text:span></text:p>
      <text:p text:style-name="Text_20_body"><text:span text:style-name="T20">https://forbes.uol.com.br/negocios/2019/03/descubra-o-que-e-a-educacao-executiva-4-0/ </text:span></text:p>
      <text:p text:style-name="Text_20_body"><text:span text:style-name="T20"/></text:p>
      <text:h text:style-name="Heading_20_2" text:outline-level="2">A Complexidade na economia</text:h>
      <text:p text:style-name="Text_20_body">Falar sobre como uma decisão pode levar a várias outras reações inesperadas. </text:p>
      <text:p text:style-name="Text_20_body"/>
      <text:h text:style-name="Heading_20_2" text:outline-level="2">O Conhecimento por Simulação </text:h>
      <text:p text:style-name="Text_20_body">Livro do Pierre Levy </text:p>
      <text:p text:style-name="Text_20_body"/>
      <text:h text:style-name="Heading_20_2" text:outline-level="2">Os Jogos de Economia </text:h>
      <text:p text:style-name="Text_20_body">Falar como jogos auxiliam na compreensão do assunto. </text:p>
      <text:h text:style-name="P10" text:outline-level="1">Diagnóstico</text:h>
      <text:h text:style-name="Heading_20_2" text:outline-level="2">Contextualização do problema </text:h>
      <text:p text:style-name="Text_20_body"/>
      <text:h text:style-name="Heading_20_2" text:outline-level="2">Diagnóstico/pesquisa </text:h>
      <text:p text:style-name="Text_20_body"/>
      <text:h text:style-name="Heading_20_2" text:outline-level="2">Análise dos dados e informações obtidas </text:h>
      <text:p text:style-name="Text_20_body"/>
      <text:h text:style-name="Heading_20_2" text:outline-level="2">Sumarização do diagnóstic<text:span text:style-name="T22">o</text:span></text:h>
      <text:h text:style-name="P10" text:outline-level="1">Proposta</text:h>
      <text:p text:style-name="P26">Criação do jogo</text:p>
      <text:h text:style-name="Heading_20_2" text:outline-level="2">E-Conomy Simulator </text:h>
      <text:p text:style-name="P26">Descrever a criação do jogo E-Conomy Simulator, bem como diagrama de classes e documentação (usar uma forma atualizada dessa documentação online). </text:p>
      <text:p text:style-name="P26"/>
      <text:h text:style-name="Heading_20_2" text:outline-level="2">Aplicação </text:h>
      <text:p text:style-name="P26">Descrever o modelo de avaliação de aprendizagem Kirkpatrick. </text:p>
      <text:p text:style-name="P26"/>
      <text:h text:style-name="Heading_20_2" text:outline-level="2">Resultados </text:h>
      <text:p text:style-name="P26">Avaliação de resultados de acordo com o modelo Kirkpatrick. </text:p>
      <text:h text:style-name="P10" text:outline-level="1">Conclusão</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10" text:outline-level="1">Referências</text:h>
      <text:p text:style-name="Text_20_body"/>
      <text:section text:style-name="Sect1" text:name="ZOTERO_BIBL {&quot;uncited&quot;:[],&quot;omitted&quot;:[],&quot;custom&quot;:[]} CSL_BIBLIOGRAPHY RNDrW3fIs14Ma">
        <text:p text:style-name="Bibliography_20_1">DORNBUSCH, R.; FISCHER, S.; STARTZ, R. <text:span text:style-name="T18">Macroeconomia</text:span>. 11. ed. Porto Alegre: AMGH Editora Ltda, 2013. </text:p>
        <text:p text:style-name="Bibliography_20_1">VASCONCELOS, K. C. DE A.; JUNIOR, A. DA S.; SILVA, P. DE O. M. Educação Gerencial para Atuação em Ambientes de Negócios Sustentáveis: Desafios e Tendências de uma Escola de Negócios Brasileira. <text:span text:style-name="T18">Educação Gerencial para Atuação em Ambientes de Negócios Sustentáveis: Desafios e Tendências de uma Escola de Negócios Brasileira</text:span>, v. 14, n. 4, p. 45–75, ago. 2013.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2" svg:font-family="Arial, 'Arial EmbeddedFont', 'Arial MSFontService',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09T19:09:11.388349838</dc:date>
    <meta:editing-duration>PT1H6M40S</meta:editing-duration>
    <meta:editing-cycles>6</meta:editing-cycles>
    <meta:generator>LibreOffice/6.4.4.2$Linux_X86_64 LibreOffice_project/706abf8817d63c225da2eaeb9c9523a7d4d3595c</meta:generator>
    <meta:document-statistic meta:table-count="0" meta:image-count="0" meta:object-count="0" meta:page-count="20" meta:paragraph-count="141" meta:word-count="3782" meta:character-count="24972" meta:non-whitespace-character-count="21263"/>
    <meta:user-defined meta:name="ZOTERO_PREF_1">&lt;data data-version="3" zotero-version="5.0.87"&gt;&lt;session id="hujtomFI"/&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